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_20__28_Rounded_29_" svg:stroke-width="0.05cm" svg:stroke-color="#cccccc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b2b2b2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b2b2b2" draw:marker-start-width="0.25cm" draw:marker-end-width="0.25cm" draw:fill-color="#b2b2b2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="Linienspitzen_20_1" draw:marker-start-width="0.15cm" draw:marker-end="Linienspitzen_20_2" draw:marker-end-width="0.1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1.47cm" fo:min-width="0.22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65cm" svg:y1="0.95cm" svg:x2="7.65cm" svg:y2="6.95cm">
          <text:p/>
        </draw:line>
        <draw:g>
          <draw:line draw:style-name="gr2" draw:text-style-name="P1" draw:layer="layout" svg:x1="2.43cm" svg:y1="3.206cm" svg:x2="2.43cm" svg:y2="1.556cm">
            <text:p/>
          </draw:line>
          <draw:line draw:style-name="gr2" draw:text-style-name="P1" draw:layer="layout" svg:x1="2.405cm" svg:y1="1.525cm" svg:x2="5.255cm" svg:y2="1.525cm">
            <text:p/>
          </draw:line>
          <draw:line draw:style-name="gr2" draw:text-style-name="P1" draw:layer="layout" svg:x1="2.43cm" svg:y1="6.606cm" svg:x2="2.43cm" svg:y2="4.356cm">
            <text:p/>
          </draw:line>
          <draw:line draw:style-name="gr2" draw:text-style-name="P1" draw:layer="layout" svg:x1="2.405cm" svg:y1="6.025cm" svg:x2="10.755cm" svg:y2="6.025cm">
            <text:p/>
          </draw:line>
          <draw:custom-shape draw:style-name="gr3" draw:text-style-name="P2" draw:layer="layout" svg:width="0.3cm" svg:height="0.3cm" draw:transform="rotate (-1.5707963267949) translate (11.089cm 1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draw:transform="rotate (-1.5707963267949) translate (11.089cm 5.8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55cm" svg:y1="3.631cm" svg:x2="6.305cm" svg:y2="3.631cm">
            <text:p/>
          </draw:line>
          <draw:line draw:style-name="gr2" draw:text-style-name="P1" draw:layer="layout" svg:x1="5.255cm" svg:y1="3.931cm" svg:x2="6.305cm" svg:y2="3.931cm">
            <text:p/>
          </draw:line>
          <draw:line draw:style-name="gr2" draw:text-style-name="P1" draw:layer="layout" svg:x1="2.647cm" svg:y1="6.582cm" svg:x2="2.197cm" svg:y2="6.582cm">
            <text:p/>
          </draw:line>
          <draw:g>
            <svg:title>TexMaths</svg:title>
            <svg:desc>14§latex§$C$§svg§600§FALSE§</svg:desc>
            <draw:g>
              <draw:path draw:style-name="gr4" draw:text-style-name="P3" draw:layer="layout" svg:width="0.32cm" svg:height="0.305cm" svg:x="6.521cm" svg:y="3.697cm" svg:viewBox="0 0 321 306" svg:d="M0 0c107 0 214 0 321 0 0 102 0 204 0 306-107 0-214 0-321 0 0-102 0-204 0-306z">
                <text:p/>
              </draw:path>
              <draw:path draw:style-name="gr5" draw:text-style-name="P4" draw:layer="layout" svg:width="0.345cm" svg:height="0.355cm" svg:x="6.521cm" svg:y="3.672cm" svg:viewBox="0 0 346 356" svg:d="M346 6c0-3-1-6-5-6-2 0-2 0-7 6-12 12-24 25-35 37-5-7-27-43-81-43-109 0-218 109-218 222 0 81 57 134 131 134 43 0 80-20 106-42 46-40 53-85 53-86 0-5-4-5-5-5-3 0-6 0-6 5-4 14-17 48-50 78-34 26-64 35-89 35-45 0-97-25-97-102 0-28 11-108 60-165 30-35 76-59 119-59 50 0 78 38 78 95 0 20-1 19-1 24s5 6 8 6c6 0 6-2 8-10 11-42 21-83 31-124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4" draw:text-style-name="P3" draw:layer="layout" svg:width="1.006cm" svg:height="0.439cm" svg:x="1.023cm" svg:y="3.597cm" svg:viewBox="0 0 1007 440" svg:d="M503 440c-167 0-335 0-503 0 0-147 0-293 0-440 336 0 671 0 1007 0 0 147 0 293 0 440-168 0-336 0-504 0z">
                <text:p/>
              </draw:path>
              <draw:path draw:style-name="gr5" draw:text-style-name="P4" draw:layer="layout" svg:width="0.339cm" svg:height="0.344cm" svg:x="1.031cm" svg:y="3.6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5" draw:text-style-name="P4" draw:layer="layout" svg:width="0.146cm" svg:height="0.153cm" svg:x="1.357cm" svg:y="3.8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5" draw:text-style-name="P4" draw:layer="layout" svg:width="0.112cm" svg:height="0.489cm" svg:x="1.594cm" svg:y="3.5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5" draw:text-style-name="P4" draw:layer="layout" svg:width="0.149cm" svg:height="0.31cm" svg:x="1.747cm" svg:y="3.6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5" draw:text-style-name="P4" draw:layer="layout" svg:width="0.114cm" svg:height="0.489cm" svg:x="1.94cm" svg:y="3.5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TRUE§</svg:desc>
            <draw:g>
              <draw:path draw:style-name="gr5" draw:text-style-name="P4" draw:layer="layout" svg:width="0.339cm" svg:height="0.344cm" svg:x="10.922cm" svg:y="3.606cm" svg:viewBox="0 0 340 345" svg:d="M278 52c6-21 14-35 53-37 3 0 9-1 9-9 0-2 0-6-6-6-17 0-33 1-50 1s-35-1-52-1c-3 0-8 0-8 10 0 5 4 5 8 5 28 0 34 10 34 21 0 2-2 9-2 10-15 59-30 117-44 176-17 64-73 108-122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5" draw:text-style-name="P4" draw:layer="layout" svg:width="0.174cm" svg:height="0.153cm" svg:x="11.245cm" svg:y="3.863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6-28 34-34 42-34 25 0 31 27 31 31 0 1 0 3 0 4-6 22-11 43-17 65z">
                <text:p/>
              </draw:path>
              <draw:path draw:style-name="gr5" draw:text-style-name="P4" draw:layer="layout" svg:width="0.112cm" svg:height="0.489cm" svg:x="11.511cm" svg:y="3.573cm" svg:viewBox="0 0 113 490" svg:d="M113 485c0-2 0-2-8-10-62-63-77-155-77-231 0-85 18-170 80-230 5-7 5-7 5-8 0-5-1-6-4-6-6 0-49 34-78 96-25 53-31 108-31 148 0 39 6 98 32 154 30 60 71 92 77 92 3 0 4-1 4-5z">
                <text:p/>
              </draw:path>
              <draw:path draw:style-name="gr5" draw:text-style-name="P4" draw:layer="layout" svg:width="0.149cm" svg:height="0.31cm" svg:x="11.664cm" svg:y="3.634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5" draw:text-style-name="P4" draw:layer="layout" svg:width="0.114cm" svg:height="0.489cm" svg:x="11.857cm" svg:y="3.573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line draw:style-name="gr2" draw:text-style-name="P1" draw:layer="layout" svg:x1="6.305cm" svg:y1="1.525cm" svg:x2="10.755cm" svg:y2="1.525cm">
            <text:p/>
          </draw:line>
          <draw:line draw:style-name="gr2" draw:text-style-name="P1" draw:layer="layout" svg:x1="5.8cm" svg:y1="3.606cm" svg:x2="5.8cm" svg:y2="2.556cm">
            <text:p/>
          </draw:line>
          <draw:line draw:style-name="gr2" draw:text-style-name="P1" draw:layer="layout" svg:x1="5.8cm" svg:y1="6.006cm" svg:x2="5.8cm" svg:y2="3.956cm">
            <text:p/>
          </draw:line>
          <draw:line draw:style-name="gr2" draw:text-style-name="P1" draw:layer="layout" svg:x1="5.8cm" svg:y1="2.506cm" svg:x2="5.25cm" svg:y2="1.5cm">
            <text:p/>
          </draw:line>
          <draw:custom-shape draw:style-name="gr6" draw:text-style-name="P5" draw:layer="layout" svg:width="0.15cm" svg:height="0.15cm" draw:transform="rotate (-1.5707963267949) translate (5.375cm 1.4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829cm" svg:y1="2.512cm" svg:x2="6.379cm" svg:y2="1.506cm">
            <text:p/>
          </draw:line>
          <draw:custom-shape draw:style-name="gr8" draw:text-style-name="P6" draw:layer="layout" svg:width="0.15cm" svg:height="0.15cm" draw:transform="rotate (-1.5707963267949) translate (6.404cm 1.48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5cm" svg:height="0.15cm" draw:transform="rotate (-1.5707963267949) translate (5.875cm 2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0.893cm" svg:height="0.475cm" draw:transform="rotate (0.463733982254893) translate (5.28699846891457cm 1.27400255178209cm)" svg:viewBox="0 0 894 476" svg:d="M0 29c335-112 783 112 894 447">
            <text:p/>
          </draw:path>
          <draw:custom-shape draw:style-name="gr3" draw:text-style-name="P2" draw:layer="layout" svg:width="0.3cm" svg:height="0.3cm" draw:transform="rotate (-1.5707963267949) translate (7.789cm 5.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draw:transform="rotate (-1.5707963267949) translate (7.789cm 1.3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75cm" svg:height="1.75cm" draw:transform="rotate (1.5707963267949) translate (8.448cm 1.91cm)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$R_{i}$§svg§600§FALSE§</svg:desc>
            <draw:g>
              <draw:path draw:style-name="gr4" draw:text-style-name="P3" draw:layer="layout" svg:width="0.44cm" svg:height="0.359cm" svg:x="9.126cm" svg:y="1.395cm" svg:viewBox="0 0 441 360" svg:d="M0 0c147 0 294 0 441 0 0 120 0 240 0 360-147 0-294 0-441 0 0-120 0-240 0-360z">
                <text:p/>
              </draw:path>
              <draw:path draw:style-name="gr5" draw:text-style-name="P4" draw:layer="layout" svg:width="0.35cm" svg:height="0.343cm" svg:x="9.12cm" svg:y="1.37cm" svg:viewBox="0 0 351 344" svg:d="M163 33c5-11 6-16 14-18 5 0 21 0 31 0 35 0 88 0 88 49 0 15-7 50-26 68-13 13-40 30-83 30-18 0-36 0-54 0 10-43 20-86 30-129zM235 167c49-11 107-44 107-93 0-43-45-74-107-74-47 0-93 0-140 0-10 0-14 0-14 10 0 5 4 5 13 5 1 0 11 0 19 2 9 0 13 1 13 7 0 2 0 4-2 9-22 88-43 175-65 263-6 18-6 22-45 22-8 0-14 0-14 10 0 5 5 3 7 5 14 0 48-1 61-1 14 0 49 1 63 1 4 0 10 0 10-9 0-6-4-6-14-6-18 0-32 0-32-8 0-3 1-6 1-9 12-43 23-86 34-129 19 0 38 0 57 0 45 0 53 27 53 44 0 7-3 22-5 34-5 14-9 32-9 41 0 53 59 53 66 53 40 0 59-50 59-55 0-7-6-7-7-7-5 0-5 4-6 7-13 36-34 44-45 44-16 0-19-11-19-29 0-15 3-40 4-56 1-7 3-17 3-23 0-38-34-52-46-58z">
                <text:p/>
              </draw:path>
              <draw:path draw:style-name="gr5" draw:text-style-name="P4" draw:layer="layout" svg:width="0.102cm" svg:height="0.229cm" svg:x="9.489cm" svg:y="1.55cm" svg:viewBox="0 0 103 230" svg:d="M95 13c0-5-4-13-14-13s-20 8-20 20c0 5 5 12 14 12 10 0 20-10 20-19zM25 187c-1 4-4 8-4 14 0 17 14 29 33 29 34 0 49-47 49-51 0-6-4-6-5-6-4 0-6 3-7 6-7 27-23 41-37 41-7 0-8-4-8-11 0-8 3-15 6-22 4-10 7-18 11-28 3-8 15-39 17-43 1-3 2-7 2-11 0-16-14-28-33-28-34 0-49 46-49 51 0 4 4 4 6 4 4 0 5-1 5-5 10-29 24-42 36-42 6 0 10 3 10 13 0 8-3 12-11 33-7 19-14 37-21 56z">
                <text:p/>
              </draw:path>
            </draw:g>
          </draw:g>
          <draw:frame draw:style-name="gr11" draw:text-style-name="P8" draw:layer="layout" svg:width="1.25cm" svg:height="0.725cm" svg:x="4.6cm" svg:y="1.75cm">
            <draw:text-box>
              <text:p text:style-name="P7"><text:span text:style-name="T1">(1)</text:span></text:p>
            </draw:text-box>
          </draw:frame>
          <draw:frame draw:style-name="gr11" draw:text-style-name="P8" draw:layer="layout" svg:width="1.25cm" svg:height="0.725cm" svg:x="6.1cm" svg:y="1.751cm">
            <draw:text-box>
              <text:p text:style-name="P7"><text:span text:style-name="T1">(2)</text:span></text:p>
            </draw:text-box>
          </draw:frame>
          <draw:frame draw:style-name="gr12" draw:text-style-name="P10" draw:layer="layout" svg:width="2.864cm" svg:height="0.812cm" draw:transform="rotate (1.5707963267949) translate (7.688cm 5.164cm)">
            <draw:text-box>
              <text:p text:style-name="P9"><text:span text:style-name="T2">Oszilloskop</text:span></text:p>
            </draw:text-box>
          </draw:frame>
          <draw:custom-shape draw:style-name="gr3" draw:text-style-name="P2" draw:layer="layout" svg:width="0.3cm" svg:height="0.3cm" draw:transform="rotate (-1.5707963267949) translate (2.589cm 3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cm" svg:height="0.3cm" draw:transform="rotate (-1.5707963267949) translate (2.589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20T18:13:41.990583255</dc:date>
    <meta:editing-duration>PT7H9M15S</meta:editing-duration>
    <meta:editing-cycles>44</meta:editing-cycles>
    <meta:generator>LibreOffice/7.3.7.2$Linux_X86_64 LibreOffice_project/30$Build-2</meta:generator>
    <meta:document-statistic meta:object-count="52"/>
  </office:meta>
</office:document-meta>
</file>